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"/>
  <manifest:file-entry manifest:full-path="ObjectReplacements/Object 19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MathJax Main" svg:font-family="'MathJax Main'"/>
    <style:font-face style:name="MathJax Math-italic" svg:font-family="'MathJax Math-italic'"/>
    <style:font-face style:name="News Cycle" svg:font-family="'News Cycle', Impact, sans-serif"/>
    <style:font-face style:name="STIXGeneral" svg:font-family="STIXGeneral, 'Arial Unicode MS', serif"/>
    <style:font-face style:name="aer" svg:font-family="aer"/>
    <style:font-face style:name="inherit" svg:font-family="inherit"/>
    <style:font-face style:name="monospace" svg:font-family="monospace, sans-serif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text-properties style:font-name="arial" fo:font-size="11pt" style:font-size-asian="11pt" style:font-size-complex="11pt"/>
    </style:style>
    <style:style style:name="P4" style:family="paragraph" style:parent-style-name="Text_20_body">
      <style:text-properties fo:font-size="8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text-line-through-style="none" style:text-line-through-type="none" style:font-name="arial" fo:font-size="11pt" fo:letter-spacing="normal" style:text-underline-style="none" style:text-blinking="false" style:font-size-asian="11pt" style:font-size-complex="11pt" loext:padding="0cm" loext:border="none"/>
    </style:style>
    <style:style style:name="P6" style:family="paragraph" style:parent-style-name="Text_20_body">
      <style:paragraph-properties fo:margin-left="0cm" fo:margin-right="0cm" fo:margin-top="0cm" fo:margin-bottom="0.529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line-through-style="none" style:text-line-through-type="none" style:font-name="arial" fo:font-size="11pt" fo:letter-spacing="normal" style:text-underline-style="none" style:text-blinking="false" style:font-size-asian="11pt" style:font-size-complex="11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1pt" fo:letter-spacing="normal" fo:font-style="normal" fo:font-weight="normal" style:font-size-asian="11pt" style:font-size-complex="11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9pt" fo:letter-spacing="normal" fo:font-style="normal" fo:font-weight="bold" style:font-size-asian="9pt" style:font-size-complex="9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pt" fo:letter-spacing="normal" fo:font-style="normal" fo:font-weight="bold" style:font-size-asian="9pt" style:font-size-complex="9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officeooo:paragraph-rsid="00106c14" style:font-size-asian="11pt" style:font-size-complex="11pt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6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7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8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9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8pt" fo:letter-spacing="normal" fo:font-style="normal" fo:font-weight="normal" style:font-size-asian="8pt" style:font-size-complex="8pt"/>
    </style:style>
    <style:style style:name="P21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f5f5f5" fo:padding="0cm" fo:border="none"/>
      <style:text-properties fo:font-variant="normal" fo:text-transform="none" fo:color="#333333" style:font-name="monospace" fo:font-size="8pt" fo:font-style="normal" fo:font-weight="normal" fo:background-color="transparent" style:font-size-asian="8pt" style:font-size-complex="8pt" loext:padding="0cm" loext:border="non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monospace" fo:font-size="8pt" fo:letter-spacing="normal" fo:font-style="normal" fo:font-weight="normal" fo:background-color="transparent" style:font-size-asian="8pt" style:font-size-complex="8pt" loext:padding="0cm" loext:border="none"/>
    </style:style>
    <style:style style:name="P2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font-variant="normal" fo:text-transform="none" fo:color="#000000" fo:font-size="8pt" style:font-size-asian="8pt" style:font-size-complex="8pt" loext:padding="0cm" loext:border="none"/>
    </style:style>
    <style:style style:name="P24" style:family="paragraph" style:parent-style-name="Preformatted_20_Text">
      <loext:graphic-properties draw:fill="none" draw:fill-color="#ffffff"/>
      <style:paragraph-properties fo:margin-top="0cm" fo:margin-bottom="0cm" loext:contextual-spacing="false" fo:text-align="start" style:justify-single-word="false" fo:background-color="transparent" fo:padding="0cm" fo:border="none"/>
      <style:text-properties fo:font-variant="normal" fo:text-transform="none" fo:color="#000000" style:font-name="monospace" fo:font-size="8pt" fo:font-style="normal" fo:font-weight="normal" style:font-size-asian="8pt" style:font-size-complex="8pt" loext:padding="0cm" loext:border="none"/>
    </style:style>
    <style:style style:name="P25" style:family="paragraph" style:parent-style-name="Preformatted_20_Text">
      <loext:graphic-properties draw:fill="none" draw:fill-color="#ffffff"/>
      <style:paragraph-properties fo:margin-top="0cm" fo:margin-bottom="0cm" loext:contextual-spacing="false" fo:text-align="start" style:justify-single-word="false" fo:background-color="transparent" fo:padding="0cm" fo:border="none"/>
      <style:text-properties fo:font-variant="normal" fo:text-transform="none" fo:color="#000000" fo:font-size="8pt" style:font-size-asian="8pt" style:font-size-complex="8pt" loext:padding="0cm" loext:border="none"/>
    </style:style>
    <style:style style:name="P26" style:family="paragraph" style:parent-style-name="Preformatted_20_Text">
      <loext:graphic-properties draw:fill="none" draw:fill-color="#ffffff"/>
      <style:paragraph-properties fo:margin-top="0cm" fo:margin-bottom="0cm" loext:contextual-spacing="false" fo:text-align="start" style:justify-single-word="false" fo:background-color="transparent" fo:padding="0cm" fo:border="none"/>
      <style:text-properties fo:font-size="8pt" style:font-size-asian="8pt" style:font-size-complex="8pt"/>
    </style:style>
    <style:style style:name="P27" style:family="paragraph" style:parent-style-name="Preformatted_20_Text" style:master-page-name="">
      <loext:graphic-properties draw:fill="solid" draw:fill-color="#f5f5f5" draw:opacity="100%"/>
      <style:paragraph-properties fo:margin-left="0cm" fo:margin-right="-1.401cm" fo:margin-top="0cm" fo:margin-bottom="0cm" loext:contextual-spacing="false" fo:text-align="start" style:justify-single-word="false" fo:text-indent="0cm" style:auto-text-indent="false" style:page-number="auto" fo:background-color="#f5f5f5" fo:padding="0cm" fo:border="none"/>
      <style:text-properties fo:font-variant="normal" fo:text-transform="none" fo:color="#333333" style:font-name="monospace" fo:font-size="8pt" fo:font-style="normal" fo:font-weight="normal" fo:background-color="transparent" style:font-size-asian="8pt" style:font-size-complex="8pt" loext:padding="0cm" loext:border="none"/>
    </style:style>
    <style:style style:name="P28" style:family="paragraph" style:parent-style-name="Heading_20_1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3pt" fo:letter-spacing="normal" fo:font-style="normal" fo:font-weight="bold" style:font-size-asian="13pt" style:font-size-complex="13pt"/>
    </style:style>
    <style:style style:name="T1" style:family="text">
      <style:text-properties officeooo:rsid="000cd14c"/>
    </style:style>
    <style:style style:name="T2" style:family="text">
      <style:text-properties style:text-line-through-style="none" style:text-line-through-type="none" style:text-underline-style="none" style:text-blinking="false"/>
    </style:style>
    <style:style style:name="T3" style:family="text">
      <style:text-properties style:text-line-through-style="none" style:text-line-through-type="none" style:text-underline-style="none" style:text-blinking="false" loext:padding="0cm" loext:border="none"/>
    </style:style>
    <style:style style:name="T4" style:family="text">
      <style:text-properties style:text-line-through-style="none" style:text-line-through-type="none" style:font-name="MathJax Math-italic" style:text-underline-style="none" style:text-blinking="false"/>
    </style:style>
    <style:style style:name="T5" style:family="text">
      <style:text-properties style:text-line-through-style="none" style:text-line-through-type="none" style:font-name="MathJax Math-italic" style:text-underline-style="none" style:text-blinking="false" loext:padding="0cm" loext:border="none"/>
    </style:style>
    <style:style style:name="T6" style:family="text">
      <style:text-properties style:text-line-through-style="none" style:text-line-through-type="none" style:font-name="MathJax Math-italic" fo:font-size="18pt" style:text-underline-style="none" style:text-blinking="false" loext:padding="0cm" loext:border="none"/>
    </style:style>
    <style:style style:name="T7" style:family="text">
      <style:text-properties style:text-line-through-style="none" style:text-line-through-type="none" style:font-name="MathJax Main" style:text-underline-style="none" style:text-blinking="false"/>
    </style:style>
    <style:style style:name="T8" style:family="text">
      <style:text-properties style:text-line-through-style="none" style:text-line-through-type="none" style:font-name="MathJax Main" style:text-underline-style="none" style:text-blinking="false" loext:padding="0cm" loext:border="none"/>
    </style:style>
    <style:style style:name="T9" style:family="text">
      <style:text-properties style:text-line-through-style="none" style:text-line-through-type="none" style:font-name="MathJax Main" fo:font-size="18pt" style:text-underline-style="none" style:text-blinking="false" loext:padding="0cm" loext:border="none"/>
    </style:style>
    <style:style style:name="T10" style:family="text">
      <style:text-properties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1" style:family="text">
      <style:text-properties style:text-line-through-style="none" style:text-line-through-type="none" style:text-position="sub 58%" style:text-underline-style="none" officeooo:rsid="000e26fc" style:text-blinking="false"/>
    </style:style>
    <style:style style:name="T12" style:family="text">
      <style:text-properties style:text-line-through-style="none" style:text-line-through-type="none" style:font-name="arial" fo:font-size="9pt" style:text-underline-style="none" fo:font-weight="bold" style:text-blinking="false" style:font-size-asian="9pt" style:font-size-complex="9pt"/>
    </style:style>
    <style:style style:name="T13" style:family="text">
      <style:text-properties style:text-line-through-style="none" style:text-line-through-type="none" style:font-name="arial" fo:font-size="9pt" style:text-underline-style="none" fo:font-weight="bold" officeooo:rsid="00106c14" style:text-blinking="false" style:font-size-asian="9pt" style:font-size-complex="9pt"/>
    </style:style>
    <style:style style:name="T14" style:family="text">
      <style:text-properties style:text-line-through-style="none" style:text-line-through-type="none" fo:font-size="9pt" style:text-underline-style="none" fo:font-weight="bold" style:text-blinking="false" style:font-size-asian="9pt" style:font-size-complex="9pt"/>
    </style:style>
    <style:style style:name="T15" style:family="text">
      <style:text-properties style:text-line-through-style="none" style:text-line-through-type="none" style:font-name="STIXGeneral" style:text-underline-style="none" style:text-blinking="false" loext:padding="0cm" loext:border="none"/>
    </style:style>
    <style:style style:name="T16" style:family="text">
      <style:text-properties style:text-line-through-style="none" style:text-line-through-type="none" fo:font-size="18pt" style:text-underline-style="none" style:text-blinking="false" loext:padding="0cm" loext:border="none"/>
    </style:style>
    <style:style style:name="T17" style:family="text">
      <style:text-properties style:font-name="MathJax Math-italic"/>
    </style:style>
    <style:style style:name="T18" style:family="text">
      <style:text-properties style:font-name="MathJax Main"/>
    </style:style>
    <style:style style:name="T19" style:family="text">
      <style:text-properties style:font-name="MathJax Main" fo:font-size="12.75pt"/>
    </style:style>
    <style:style style:name="T20" style:family="text">
      <style:text-properties fo:color="#666666"/>
    </style:style>
    <style:style style:name="T21" style:family="text">
      <style:text-properties fo:color="#ba2121"/>
    </style:style>
    <style:style style:name="T22" style:family="text">
      <style:text-properties fo:color="#008000"/>
    </style:style>
    <style:style style:name="T23" style:family="text">
      <style:text-properties style:font-name="monospace" fo:font-style="normal" fo:font-weight="normal"/>
    </style:style>
    <style:style style:name="T24" style:family="text">
      <style:text-properties style:font-name="monospace" fo:font-size="9pt" fo:font-style="normal" fo:font-weight="normal"/>
    </style:style>
    <style:style style:name="T25" style:family="text">
      <style:text-properties officeooo:rsid="000fc09c"/>
    </style:style>
    <style:style style:name="T26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27" style:family="text">
      <style:text-properties style:font-size-asian="8pt" style:font-size-complex="8pt"/>
    </style:style>
    <style:style style:name="T28" style:family="text">
      <style:text-properties style:font-name="arial"/>
    </style:style>
    <style:style style:name="T29" style:family="text">
      <style:text-properties style:font-name="arial" officeooo:rsid="00106c14"/>
    </style:style>
    <style:style style:name="T30" style:family="text">
      <style:text-properties fo:font-weight="bold" loext:padding="0cm" loext:border="none"/>
    </style:style>
    <style:style style:name="T31" style:family="text">
      <style:text-properties officeooo:rsid="00106c14"/>
    </style:style>
    <style:style style:name="T32" style:family="text">
      <style:text-properties officeooo:rsid="0010f3e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 text:name="Regressão-Linear-e-Testes-de-Hipotese"/>Regressão Linear e Testes de <text:span text:style-name="T1">Hipótese</text:span></text:h>
      <text:p text:style-name="P2"><text:tab/>Nessa parte tentaremos encontrar uma equação que descreva a nota bruta dos estudantes do curso utilizando o <text:span text:style-name="T1">método</text:span> OLS(Ordinary least squares) para regressão linear</text:p>
      <text:p text:style-name="P10">obs.: iremos adotar<text:bookmark text:name="MathJax-Element-1-Frame"/><text:bookmark text:name="MathJax-Span-1"/><text:bookmark text:name="MathJax-Span-2"/><text:bookmark text:name="MathJax-Span-3"/><text:bookmark text:name="MathJax-Span-4"/> <text:span text:style-name="T2">α</text:span><text:bookmark text:name="MathJax-Span-6"/><text:span text:style-name="T11">p</text:span><text:span text:style-name="T2">=</text:span><text:bookmark text:name="MathJax-Span-7"/><text:span text:style-name="T2">10</text:span><text:bookmark text:name="MathJax-Span-8"/><text:span text:style-name="T2">%</text:span></text:p>
      <text:p text:style-name="P11"><text:span text:style-name="T2"><text:tab/>O método OLS é uma técnica de otimização matemática que procura encontrar o melhor ajuste para um conjunto de dados tentando minimizar a soma dos quadrados das diferenças entre o valor estimado e os dados observados. É a forma de estimação mais amplamente utilizada na econometria. Consiste em um estimador que minimiza a soma dos quadrados dos resíduos da regressão, de forma a maximizar o grau de ajuste do modelo aos dados observados.</text:span></text:p>
      <text:p text:style-name="P6">O modelo <text:span text:style-name="T1">matemático</text:span> para o método <text:span text:style-name="T1">OLS</text:span> é:</text:p>
      <text:p text:style-name="P7"><draw:frame draw:style-name="fr1" draw:name="Objeto1" text:anchor-type="as-char" svg:y="-0.377cm" svg:width="2.514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onde:</text:p>
      <text:list xml:id="list210217931" text:style-name="L1">
        <text:list-item>
          <text:p text:style-name="P14"><text:span text:style-name="T3"><draw:frame draw:style-name="fr1" draw:name="Objeto2" text:anchor-type="as-char" svg:y="-0.377cm" svg:width="0.46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= Variável que queremos descrever</text:p>
        </text:list-item>
        <text:list-item>
          <text:p text:style-name="P14"><draw:frame draw:style-name="fr1" draw:name="Objeto4" text:anchor-type="as-char" svg:y="-0.215cm" svg:width="0.482cm" svg:height="0.242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5">= constante</text:span></text:p>
        </text:list-item>
        <text:list-item>
          <text:p text:style-name="P14"><text:span text:style-name="T3"><draw:frame draw:style-name="fr1" draw:name="Objeto3" text:anchor-type="as-char" svg:y="-0.377cm" svg:width="0.559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</text:span>= Variável que usaremos para descrever<draw:frame draw:style-name="fr1" draw:name="Objeto6" text:anchor-type="as-char" svg:y="-0.377cm" svg:width="0.466cm" svg:height="0.46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</text:list-item>
        <text:list-item>
          <text:p text:style-name="P14"><draw:frame draw:style-name="fr1" draw:name="Objeto5" text:anchor-type="as-char" svg:y="-0.312cm" svg:width="0.432cm" svg:height="0.418cm" draw:z-index="4"><draw:object xlink:href="./Object 5" xlink:type="simple" xlink:show="embed" xlink:actuate="onLoad"/><draw:image xlink:href="./ObjectReplacements/Object 5" xlink:type="simple" xlink:show="embed" xlink:actuate="onLoad"/></draw:frame>= coeficiente d<text:span text:style-name="T25">a variável</text:span><text:span text:style-name="T25"><draw:frame draw:style-name="fr1" draw:name="Objeto7" text:anchor-type="as-char" svg:y="-0.377cm" svg:width="0.559cm" svg:height="0.531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  </text:list-item>
        <text:list-item>
          <text:p text:style-name="P14"><draw:frame draw:style-name="fr1" draw:name="Objeto8" text:anchor-type="as-char" svg:y="-0.219cm" svg:width="0.406cm" svg:height="0.24cm" draw:z-index="7"><draw:object xlink:href="./Object 8" xlink:type="simple" xlink:show="embed" xlink:actuate="onLoad"/><draw:image xlink:href="./ObjectReplacements/Object 8" xlink:type="simple" xlink:show="embed" xlink:actuate="onLoad"/></draw:frame>= erro, representa a variação de<draw:frame draw:style-name="fr1" draw:name="Objeto9" text:anchor-type="as-char" svg:y="-0.377cm" svg:width="0.466cm" svg:height="0.467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que o modelo não descreve</text:p>
          <text:p text:style-name="P14"/>
        </text:list-item>
      </text:list>
      <text:p text:style-name="P11"><text:span text:style-name="T2">Inicialmente tentaremos descrever a Nota Bruta a partir das seguintes variáveis:</text:span></text:p>
      <text:list xml:id="list1909910899" text:style-name="L6">
        <text:list-item>
          <text:p text:style-name="P19"><text:s/>Nota no componente especifico</text:p>
        </text:list-item>
        <text:list-item>
          <text:p text:style-name="P19"><text:s/>Tipo de escola que o aluno cursou no ensino <text:span text:style-name="T32">médio</text:span></text:p>
        </text:list-item>
        <text:list-item>
          <text:p text:style-name="P19"><text:s/>Numero de pessoas que moram na mesma casa</text:p>
        </text:list-item>
        <text:list-item>
          <text:p text:style-name="P19"><text:s/>Renda familiar total</text:p>
        </text:list-item>
        <text:list-item>
          <text:p text:style-name="P19"><text:s/>Idade</text:p>
        </text:list-item>
      </text:list>
      <text:p text:style-name="P9"><text:span text:style-name="T7"/></text:p>
      <text:p text:style-name="P27">resultado <text:span text:style-name="T20">=</text:span> sm<text:span text:style-name="T20">.</text:span>OLS(dados[<text:span text:style-name="T21">'NOTA BRUTA'</text:span>],dados[[<text:span text:style-name="T21">'NOTA COMPONENTE ESPECÍFICO'</text:span>, <text:span text:style-name="T21">'ESCOLAEM'</text:span>, <text:span text:style-name="T21">'NPESSOASCASA'</text:span>, <text:span text:style-name="T21">'RENDAFAMILIA'</text:span>, <text:span text:style-name="T21">'IDADE'</text:span>]])<text:span text:style-name="T20">.</text:span>fit()</text:p>
      <text:p text:style-name="P21"><text:span text:style-name="T22">print</text:span>(resultado<text:span text:style-name="T20">.</text:span>summary())</text:p>
      <text:p text:style-name="P23"><text:s text:c="33"/><text:span text:style-name="T23">OLS Regression Results <text:s text:c="31"/></text:span></text:p>
      <text:p text:style-name="P24">=======================================================================================</text:p>
      <text:p text:style-name="P24">Dep. Variable: <text:s text:c="12"/>NOTA BRUTA <text:s text:c="2"/>R-squared (uncentered): <text:s text:c="18"/>0.995</text:p>
      <text:p text:style-name="P24">Model: <text:s text:c="27"/>OLS <text:s text:c="2"/>Adj. R-squared (uncentered): <text:s text:c="13"/>0.994</text:p>
      <text:p text:style-name="P24">Method: <text:s text:c="16"/>Least Squares <text:s text:c="2"/>F-statistic: <text:s text:c="29"/>1226.</text:p>
      <text:p text:style-name="P24">Date: <text:s text:c="15"/>Tue, 19 Nov 2019 <text:s text:c="2"/>Prob (F-statistic): <text:s text:c="19"/>1.22e-34</text:p>
      <text:p text:style-name="P24">Time: <text:s text:c="23"/>08:42:16 <text:s text:c="2"/>Log-Likelihood: <text:s text:c="24"/>-95.352</text:p>
      <text:p text:style-name="P24">No. Observations: <text:s text:c="17"/>36 <text:s text:c="2"/>AIC: <text:s text:c="37"/>200.7</text:p>
      <text:p text:style-name="P24">Df Residuals: <text:s text:c="21"/>31 <text:s text:c="2"/>BIC: <text:s text:c="37"/>208.6</text:p>
      <text:p text:style-name="P24">Df Model: <text:s text:c="26"/>5 <text:s text:c="49"/></text:p>
      <text:p text:style-name="P24">Covariance Type: <text:s text:c="11"/>nonrobust <text:s text:c="49"/></text:p>
      <text:p text:style-name="P24">==============================================================================================</text:p>
      <text:p text:style-name="P25"><text:s text:c="33"/><text:span text:style-name="T23">coef <text:s text:c="3"/>std err <text:s text:c="9"/>t <text:s text:c="5"/>P&gt;|t| <text:s text:c="5"/>[0.025 <text:s text:c="5"/>0.975]</text:span></text:p>
      <text:p text:style-name="P24">----------------------------------------------------------------------------------------------</text:p>
      <text:p text:style-name="P24">NOTA COMPONENTE ESPECÍFICO <text:s text:c="4"/>0.8831 <text:s text:c="5"/>0.041 <text:s text:c="4"/>21.792 <text:s text:c="5"/>0.000 <text:s text:c="6"/>0.800 <text:s text:c="6"/>0.966</text:p>
      <text:p text:style-name="P24">ESCOLAEM <text:s text:c="21"/>-1.2331 <text:s text:c="5"/>1.382 <text:s text:c="4"/>-0.892 <text:s text:c="5"/>0.379 <text:s text:c="5"/>-4.052 <text:s text:c="6"/>1.586</text:p>
      <text:p text:style-name="P24">NPESSOASCASA <text:s text:c="18"/>0.2770 <text:s text:c="5"/>0.345 <text:s text:c="5"/>0.803 <text:s text:c="5"/>0.428 <text:s text:c="5"/>-0.427 <text:s text:c="6"/>0.981</text:p>
      <text:p text:style-name="P24">RENDAFAMILIA <text:s text:c="17"/>-0.0003 <text:s text:c="5"/>0.000 <text:s text:c="4"/>-0.947 <text:s text:c="5"/>0.351 <text:s text:c="5"/>-0.001 <text:s text:c="6"/>0.000</text:p>
      <text:p text:style-name="P24">IDADE <text:s text:c="25"/>0.4032 <text:s text:c="5"/>0.099 <text:s text:c="5"/>4.069 <text:s text:c="5"/>0.000 <text:s text:c="6"/>0.201 <text:s text:c="6"/>0.605</text:p>
      <text:p text:style-name="P24">==============================================================================</text:p>
      <text:p text:style-name="P24">Omnibus: <text:s text:c="23"/>1.596 <text:s text:c="2"/>Durbin-Watson: <text:s text:c="18"/>2.050</text:p>
      <text:p text:style-name="P24">Prob(Omnibus): <text:s text:c="17"/>0.450 <text:s text:c="2"/>Jarque-Bera (JB): <text:s text:c="15"/>1.226</text:p>
      <text:p text:style-name="P24">Skew: <text:s text:c="25"/>-0.448 <text:s text:c="2"/>Prob(JB): <text:s text:c="23"/>0.542</text:p>
      <text:p text:style-name="P24">Kurtosis: <text:s text:c="22"/>2.883 <text:s text:c="2"/>Cond. No. <text:s text:c="20"/>9.53e+03</text:p>
      <text:p text:style-name="P24">==============================================================================</text:p>
      <text:p text:style-name="P26"/>
      <text:p text:style-name="P24">Warnings:</text:p>
      <text:p text:style-name="P24">[1] Standard Errors assume that the covariance matrix of the errors is correctly specified.</text:p>
      <text:p text:style-name="P24">[2] The condition number is large, 9.53e+03. This might indicate that there are</text:p>
      <text:p text:style-name="P24">strong multicollinearity or other numerical problems.</text:p>
      <text:p text:style-name="P4"><text:soft-page-break/><text:span text:style-name="T27"><text:line-break/><text:tab/></text:span><text:span text:style-name="T26">Vamos começar comentando os dados da primeira tabela apresentada. As medidas mais importantes para nós neste momento são o R² ajustado(R-squared), a estatística de teste F (F-statisc) e o p-valor dessa estatística(Prob(F-statistic))</text:span></text:p>
      <text:list xml:id="list3074415585" text:style-name="L2">
        <text:list-item>
          <text:p text:style-name="P15"><text:s/>O valor R² nos mostra o quanto esse modelo explica as <text:span text:style-name="T25">variáveis</text:span>, nesse caso<text:span text:style-name="T3"><draw:frame draw:style-name="fr1" draw:name="Objeto10" text:anchor-type="as-char" svg:y="-0.377cm" svg:width="2.198cm" svg:height="0.467cm" draw:z-index="9"><draw:object xlink:href="./Object 10" xlink:type="simple" xlink:show="embed" xlink:actuate="onLoad"/><draw:image xlink:href="./ObjectReplacements/Object 10" xlink:type="simple" xlink:show="embed" xlink:actuate="onLoad"/></draw:frame></text:span>, ou seja, o modelo escolhido descreve muito bem a Nota Bruta</text:p>
        </text:list-item>
        <text:list-item>
          <text:p text:style-name="P15"><text:s/>a estatística de teste F e seu<text:span text:style-name="T3"><draw:frame draw:style-name="fr1" draw:name="Objeto11" text:anchor-type="as-char" svg:y="-0.377cm" svg:width="2.995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basicamente nos mostram que esse modelo é estatisticamente válido</text:p>
        </text:list-item>
      </text:list>
      <text:p text:style-name="P1">analisando os coeficientes obtidos pela função <text:span text:style-name="T30">OLS </text:span>teremos a seguinte equação</text:p>
      <text:p text:style-name="P5"><draw:frame draw:style-name="fr1" draw:name="Objeto12" text:anchor-type="as-char" svg:y="-0.377cm" svg:width="11.045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onde:</text:p>
      <text:list xml:id="list2681666391" text:style-name="L3">
        <text:list-item>
          <text:p text:style-name="P16"><text:span text:style-name="T3"><draw:frame draw:style-name="fr1" draw:name="Objeto13" text:anchor-type="as-char" svg:y="-0.377cm" svg:width="0.466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"><text:s/></text:span>= Nota Bruta</text:p>
        </text:list-item>
        <text:list-item>
          <text:p text:style-name="P16"><text:span text:style-name="T3"><draw:frame draw:style-name="fr1" draw:name="Objeto14" text:anchor-type="as-char" svg:y="-0.377cm" svg:width="0.559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"><text:s/></text:span>= Nota Componente Específico</text:p>
        </text:list-item>
        <text:list-item>
          <text:p text:style-name="P16"><text:bookmark text:name="MathJax-Span-98"/><draw:frame draw:style-name="fr1" draw:name="Objeto15" text:anchor-type="as-char" svg:y="-0.377cm" svg:width="0.559cm" svg:height="0.53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= Tipo de escola que cursou no Ensino Médio</text:p>
        </text:list-item>
        <text:list-item>
          <text:p text:style-name="P16"><text:bookmark text:name="MathJax-Span-103"/><draw:frame draw:style-name="fr1" draw:name="Objeto16" text:anchor-type="as-char" svg:y="-0.377cm" svg:width="0.563cm" svg:height="0.531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= Número de pessoas que moram na mesma casa</text:p>
        </text:list-item>
        <text:list-item>
          <text:p text:style-name="P16"><text:bookmark text:name="MathJax-Span-108"/><draw:frame draw:style-name="fr1" draw:name="Objeto17" text:anchor-type="as-char" svg:y="-0.377cm" svg:width="0.575cm" svg:height="0.531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= Renda total familiar</text:p>
        </text:list-item>
        <text:list-item>
          <text:p text:style-name="P16"><text:bookmark text:name="MathJax-Span-113"/><draw:frame draw:style-name="fr1" draw:name="Objeto18" text:anchor-type="as-char" svg:y="-0.377cm" svg:width="0.563cm" svg:height="0.5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= Idade</text:p>
        </text:list-item>
        <text:list-item>
          <text:p text:style-name="P16"><text:span text:style-name="T3"><draw:frame draw:style-name="fr1" draw:name="Objeto19" text:anchor-type="as-char" svg:y="-0.377cm" svg:width="1.161cm" svg:height="0.467cm" draw:z-index="18"><draw:object xlink:href="./Object 19" xlink:type="simple" xlink:show="embed" xlink:actuate="onLoad"/><draw:image xlink:href="./ObjectReplacements/Object 19" xlink:type="simple" xlink:show="embed" xlink:actuate="onLoad"/></draw:frame></text:span>= soma de todos os erros</text:p>
        </text:list-item>
      </text:list>
      <text:p text:style-name="P13"/>
      <text:p text:style-name="P8"><text:tab/><text:span text:style-name="T28">porém, vemos alguns problemas com as variáveis escolhidas devido aos avisos dados na tabela. Tentaremos </text:span><text:span text:style-name="T29">encontrar</text:span><text:span text:style-name="T28"> um novo modelo </text:span><text:span text:style-name="T29">matemático</text:span><text:span text:style-name="T28"> que descreva a nota bruta removendo os dados imprecisos.</text:span></text:p>
      <text:p text:style-name="P12"><text:tab/>para sabermos quais dados válidos para a nova regressão iremos analisar a colun<text:span text:style-name="T32">a</text:span><draw:frame draw:style-name="fr1" draw:name="Objeto20" text:anchor-type="as-char" svg:y="-0.377cm" svg:width="1.113cm" svg:height="0.469cm" draw:z-index="27"><draw:object xlink:href="./Object 20" xlink:type="simple" xlink:show="embed" xlink:actuate="onLoad"/><draw:image xlink:href="./ObjectReplacements/Object 20" xlink:type="simple" xlink:show="embed" xlink:actuate="onLoad"/></draw:frame>, pois quanto mais <text:span text:style-name="T31">próximo</text:span> seu valor de 0 mais relevante esse coeficiente é no modelo adotado,e como adotamos<text:span text:style-name="T14"><draw:frame draw:style-name="fr1" draw:name="Objeto21" text:anchor-type="as-char" svg:y="-0.215cm" svg:width="0.64cm" svg:height="0.37cm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2">=</text:span><text:bookmark text:name="MathJax-Span-134"/><text:span text:style-name="T2">10</text:span><text:bookmark text:name="MathJax-Span-135"/><text:span text:style-name="T2">%</text:span>, iremos remover as <text:span text:style-name="T31">variáveis</text:span> que não atendem a esse <text:span text:style-name="T31">critério</text:span> (ESCOLAEM ,NPESSOASCASA , RENDAFAMILIA)</text:p>
      <text:p text:style-name="P12"/>
      <text:p text:style-name="P22">resultado <text:span text:style-name="T20">=</text:span> sm<text:span text:style-name="T20">.</text:span>OLS(dados[<text:span text:style-name="T21">'NOTA BRUTA'</text:span>],dados[[<text:span text:style-name="T21">'NOTA COMPONENTE ESPECÍFICO'</text:span>,<text:span text:style-name="T21">'IDADE'</text:span>]])<text:span text:style-name="T20">.</text:span>fit()</text:p>
      <text:p text:style-name="P21"><text:span text:style-name="T22">print</text:span>(resultado<text:span text:style-name="T20">.</text:span>summary())</text:p>
      <text:p text:style-name="P23"><text:s text:c="33"/><text:span text:style-name="T23">OLS Regression Results <text:s text:c="31"/></text:span></text:p>
      <text:p text:style-name="P24">=======================================================================================</text:p>
      <text:p text:style-name="P24">Dep. Variable: <text:s text:c="12"/>NOTA BRUTA <text:s text:c="2"/>R-squared (uncentered): <text:s text:c="18"/>0.995</text:p>
      <text:p text:style-name="P24">Model: <text:s text:c="27"/>OLS <text:s text:c="2"/>Adj. R-squared (uncentered): <text:s text:c="13"/>0.994</text:p>
      <text:p text:style-name="P24">Method: <text:s text:c="16"/>Least Squares <text:s text:c="2"/>F-statistic: <text:s text:c="29"/>3109.</text:p>
      <text:p text:style-name="P24">Date: <text:s text:c="15"/>Tue, 19 Nov 2019 <text:s text:c="2"/>Prob (F-statistic): <text:s text:c="19"/>3.18e-39</text:p>
      <text:p text:style-name="P24">Time: <text:s text:c="23"/>08:42:17 <text:s text:c="2"/>Log-Likelihood: <text:s text:c="24"/>-96.746</text:p>
      <text:p text:style-name="P24">No. Observations: <text:s text:c="17"/>36 <text:s text:c="2"/>AIC: <text:s text:c="37"/>197.5</text:p>
      <text:p text:style-name="P24">Df Residuals: <text:s text:c="21"/>34 <text:s text:c="2"/>BIC: <text:s text:c="37"/>200.7</text:p>
      <text:p text:style-name="P24">Df Model: <text:s text:c="26"/>2 <text:s text:c="49"/></text:p>
      <text:p text:style-name="P24">Covariance Type: <text:s text:c="11"/>nonrobust <text:s text:c="49"/></text:p>
      <text:p text:style-name="P24">==============================================================================================</text:p>
      <text:p text:style-name="P25"><text:s text:c="33"/><text:span text:style-name="T23">coef <text:s text:c="3"/>std err <text:s text:c="9"/>t <text:s text:c="5"/>P&gt;|t| <text:s text:c="5"/>[0.025 <text:s text:c="5"/>0.975]</text:span></text:p>
      <text:p text:style-name="P24">----------------------------------------------------------------------------------------------</text:p>
      <text:p text:style-name="P24">NOTA COMPONENTE ESPECÍFICO <text:s text:c="4"/>0.8799 <text:s text:c="5"/>0.040 <text:s text:c="4"/>22.258 <text:s text:c="5"/>0.000 <text:s text:c="6"/>0.800 <text:s text:c="6"/>0.960</text:p>
      <text:p text:style-name="P24">IDADE <text:s text:c="25"/>0.3511 <text:s text:c="5"/>0.072 <text:s text:c="5"/>4.881 <text:s text:c="5"/>0.000 <text:s text:c="6"/>0.205 <text:s text:c="6"/>0.497</text:p>
      <text:p text:style-name="P24">==============================================================================</text:p>
      <text:p text:style-name="P24">Omnibus: <text:s text:c="23"/>0.719 <text:s text:c="2"/>Durbin-Watson: <text:s text:c="18"/>2.198</text:p>
      <text:p text:style-name="P24">Prob(Omnibus): <text:s text:c="17"/>0.698 <text:s text:c="2"/>Jarque-Bera (JB): <text:s text:c="15"/>0.739</text:p>
      <text:p text:style-name="P24">Skew: <text:s text:c="25"/>-0.302 <text:s text:c="2"/>Prob(JB): <text:s text:c="23"/>0.691</text:p>
      <text:p text:style-name="P24">Kurtosis: <text:s text:c="22"/>2.644 <text:s text:c="2"/>Cond. No. <text:s text:c="24"/>6.80</text:p>
      <text:p text:style-name="P24">==============================================================================</text:p>
      <text:p text:style-name="P26"/>
      <text:p text:style-name="P24">Warnings:</text:p>
      <text:p text:style-name="P24">[1] Standard Errors assume that the covariance matrix of the errors is correctly specified.</text:p>
      <text:p text:style-name="P20"/>
      <text:p text:style-name="P1"><text:soft-page-break/>logo, analisando os novos coeficientes obtidos teremos a seguinte equação</text:p>
      <text:p text:style-name="P7"><draw:frame draw:style-name="fr1" draw:name="Objeto22" text:anchor-type="as-char" svg:y="-0.377cm" svg:width="5.463cm" svg:height="0.531cm" draw:z-index="20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onde</text:p>
      <text:list xml:id="list3611850124" text:style-name="L4">
        <text:list-item>
          <text:p text:style-name="P17"><draw:frame draw:style-name="fr1" draw:name="Objeto23" text:anchor-type="as-char" svg:y="-0.377cm" svg:width="0.466cm" svg:height="0.467cm" draw:z-index="21"><draw:object xlink:href="./Object 23" xlink:type="simple" xlink:show="embed" xlink:actuate="onLoad"/><draw:image xlink:href="./ObjectReplacements/Object 23" xlink:type="simple" xlink:show="embed" xlink:actuate="onLoad"/><svg:desc>fórmula</svg:desc></draw:frame>= Nota Bruta</text:p>
        </text:list-item>
        <text:list-item>
          <text:p text:style-name="P17"><draw:frame draw:style-name="fr1" draw:name="Objeto24" text:anchor-type="as-char" svg:y="-0.377cm" svg:width="0.559cm" svg:height="0.531cm" draw:z-index="22"><draw:object xlink:href="./Object 24" xlink:type="simple" xlink:show="embed" xlink:actuate="onLoad"/><draw:image xlink:href="./ObjectReplacements/Object 24" xlink:type="simple" xlink:show="embed" xlink:actuate="onLoad"/><svg:desc>fórmula</svg:desc></draw:frame>= Nota Componente Específico</text:p>
        </text:list-item>
        <text:list-item>
          <text:p text:style-name="P17"><draw:frame draw:style-name="fr1" draw:name="Objeto25" text:anchor-type="as-char" svg:y="-0.377cm" svg:width="0.559cm" svg:height="0.531cm" draw:z-index="23"><draw:object xlink:href="./Object 25" xlink:type="simple" xlink:show="embed" xlink:actuate="onLoad"/><draw:image xlink:href="./ObjectReplacements/Object 25" xlink:type="simple" xlink:show="embed" xlink:actuate="onLoad"/><svg:desc>fórmula</svg:desc></draw:frame>= Idade</text:p>
        </text:list-item>
        <text:list-item>
          <text:p text:style-name="P17"><draw:frame draw:style-name="fr1" draw:name="Objeto26" text:anchor-type="as-char" svg:y="-0.377cm" svg:width="1.139cm" svg:height="0.467cm" draw:z-index="24"><draw:object xlink:href="./Object 26" xlink:type="simple" xlink:show="embed" xlink:actuate="onLoad"/><draw:image xlink:href="./ObjectReplacements/Object 26" xlink:type="simple" xlink:show="embed" xlink:actuate="onLoad"/></draw:frame>= soma dos erros</text:p>
          <text:p text:style-name="P17"/>
        </text:list-item>
      </text:list>
      <text:p text:style-name="P1"><text:tab/>igualmente ao que fizemos na primeira análise iremos comentar os dados da tabela apresentada.</text:p>
      <text:list xml:id="list17117514" text:style-name="L5">
        <text:list-item>
          <text:p text:style-name="P18"><text:bookmark text:name="MathJax-Span-173"/><text:span text:style-name="T3"><draw:frame draw:style-name="fr1" draw:name="Objeto27" text:anchor-type="as-char" svg:y="-0.377cm" svg:width="0.684cm" svg:height="0.467cm" draw:z-index="25"><draw:object xlink:href="./Object 27" xlink:type="simple" xlink:show="embed" xlink:actuate="onLoad"/><draw:image xlink:href="./ObjectReplacements/Object 27" xlink:type="simple" xlink:show="embed" xlink:actuate="onLoad"/></draw:frame></text:span><text:span text:style-name="T3">=</text:span><text:bookmark text:name="MathJax-Span-174"/><text:span text:style-name="T3">99.5</text:span><text:bookmark text:name="MathJax-Span-175"/><text:span text:style-name="T3">%</text:span>, ou seja, o modelo continua descrevendo muito bem a Nota Bruta</text:p>
        </text:list-item>
        <text:list-item>
          <text:p text:style-name="P18"><text:s text:c="2"/>temos a estatística de teste F e seu <draw:frame draw:style-name="fr1" draw:name="Objeto28" text:anchor-type="as-char" svg:y="-0.377cm" svg:width="2.995cm" svg:height="0.467cm" draw:z-index="26"><draw:object xlink:href="./Object 28" xlink:type="simple" xlink:show="embed" xlink:actuate="onLoad"/><draw:image xlink:href="./ObjectReplacements/Object 28" xlink:type="simple" xlink:show="embed" xlink:actuate="onLoad"/></draw:frame>porém, nesse caso o valor de Prob(f) é ainda menor que o mostrado na primeira análise, o que nos indica que as variáveis usadas nessa nova regressão são ainda mais estatisticamente validos que os anteriore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MathJax Main" svg:font-family="'MathJax Main'"/>
    <style:font-face style:name="MathJax Math-italic" svg:font-family="'MathJax Math-italic'"/>
    <style:font-face style:name="News Cycle" svg:font-family="'News Cycle', Impact, sans-serif"/>
    <style:font-face style:name="STIXGeneral" svg:font-family="STIXGeneral, 'Arial Unicode MS', serif"/>
    <style:font-face style:name="aer" svg:font-family="aer"/>
    <style:font-face style:name="inherit" svg:font-family="inherit"/>
    <style:font-face style:name="monospace" svg:font-family="monospace, sans-serif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5:33:35.774054048</meta:creation-date>
    <dc:date>2019-11-19T16:49:07.576840275</dc:date>
    <meta:editing-duration>PT3M18S</meta:editing-duration>
    <meta:editing-cycles>1</meta:editing-cycles>
    <meta:document-statistic meta:table-count="0" meta:image-count="0" meta:object-count="28" meta:page-count="3" meta:paragraph-count="102" meta:word-count="775" meta:character-count="7585" meta:non-whitespace-character-count="5107"/>
    <meta:generator>LibreOffice/6.1.5.2$Linux_X86_64 LibreOffice_project/10$Build-2</meta:generator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i>α</mi>
          <mo stretchy="false">+</mo>
          <mi>β</mi>
        </mrow>
      </mrow>
      <mrow>
        <msub>
          <mi>x</mi>
          <mn>1</mn>
        </msub>
        <mo stretchy="false">+</mo>
        <mi>ϵ</mi>
      </mrow>
    </mrow>
    <annotation encoding="StarMath 5.0">y = %alpha + %beta x_1 + %epsilon
</annotation>
  </semantics>
</math>
</file>

<file path=Object 10/content.xml><?xml version="1.0" encoding="utf-8"?>
<math xmlns="http://www.w3.org/1998/Math/MathML" display="block">
  <semantics>
    <mrow>
      <mi>R</mi>
      <mrow>
        <mn>²</mn>
        <mo stretchy="false">=</mo>
        <mn>99.5</mn>
      </mrow>
      <mtext>%</mtext>
    </mrow>
    <annotation encoding="StarMath 5.0">R²=99.5%</annotation>
  </semantics>
</math>
</file>

<file path=Object 11/content.xml><?xml version="1.0" encoding="utf-8"?>
<math xmlns="http://www.w3.org/1998/Math/MathML" display="block">
  <semantics>
    <mrow>
      <mrow>
        <mi>p</mi>
        <mo stretchy="false">−</mo>
        <mi mathvariant="italic">valor</mi>
      </mrow>
      <mo stretchy="false">&lt;</mo>
      <mn>0.001</mn>
    </mrow>
    <annotation encoding="StarMath 5.0">p -valor &lt; 0.001 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n>0.8831</mn>
      </mrow>
      <msub>
        <mi>x</mi>
        <mn>1</mn>
      </msub>
      <mi>−</mi>
      <mn>1.2331</mn>
      <mrow>
        <msub>
          <mi>x</mi>
          <mn>2</mn>
        </msub>
        <mo stretchy="false">+</mo>
        <mn>0.277</mn>
      </mrow>
      <msub>
        <mi>x</mi>
        <mn>3</mn>
      </msub>
      <mi>−</mi>
      <mn>0.0003</mn>
      <mrow>
        <msub>
          <mi>x</mi>
          <mn>4</mn>
        </msub>
        <mo stretchy="false">+</mo>
        <mn>0.4032</mn>
      </mrow>
      <mrow>
        <msub>
          <mi>x</mi>
          <mn>5</mn>
        </msub>
        <mo stretchy="false">+</mo>
        <mn>1.867</mn>
      </mrow>
    </mrow>
    <annotation encoding="StarMath 5.0">y=0.8831x_1−1.2331x_2+0.277x_3−0.0003x_4+0.4032x_5+1.867</annotation>
  </semantics>
</math>
</file>

<file path=Object 13/content.xml><?xml version="1.0" encoding="utf-8"?>
<math xmlns="http://www.w3.org/1998/Math/MathML" display="block">
  <semantics>
    <mi>y</mi>
    <annotation encoding="StarMath 5.0">y</annotation>
  </semantics>
</math>
</file>

<file path=Object 1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6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17/content.xml><?xml version="1.0" encoding="utf-8"?>
<math xmlns="http://www.w3.org/1998/Math/MathML" display="block">
  <semantics>
    <msub>
      <mi>x</mi>
      <mn>4</mn>
    </msub>
    <annotation encoding="StarMath 5.0">x_4</annotation>
  </semantics>
</math>
</file>

<file path=Object 18/content.xml><?xml version="1.0" encoding="utf-8"?>
<math xmlns="http://www.w3.org/1998/Math/MathML" display="block">
  <semantics>
    <msub>
      <mi>x</mi>
      <mn>5</mn>
    </msub>
    <annotation encoding="StarMath 5.0">x_5</annotation>
  </semantics>
</math>
</file>

<file path=Object 19/content.xml><?xml version="1.0" encoding="utf-8"?>
<math xmlns="http://www.w3.org/1998/Math/MathML" display="block">
  <semantics>
    <mn>1.867</mn>
    <annotation encoding="StarMath 5.0">1.867</annotation>
  </semantics>
</math>
</file>

<file path=Object 2/content.xml><?xml version="1.0" encoding="utf-8"?>
<math xmlns="http://www.w3.org/1998/Math/MathML" display="block">
  <semantics>
    <mi>y</mi>
    <annotation encoding="StarMath 5.0">y
</annotation>
  </semantics>
</math>
</file>

<file path=Object 20/content.xml><?xml version="1.0" encoding="utf-8"?>
<math xmlns="http://www.w3.org/1998/Math/MathML" display="block">
  <semantics>
    <mrow>
      <mi>P</mi>
      <mo stretchy="false">&gt;</mo>
      <mrow>
        <mo fence="true" stretchy="true">|</mo>
        <mrow>
          <mi>t</mi>
        </mrow>
        <mo fence="true" stretchy="true">|</mo>
      </mrow>
    </mrow>
    <annotation encoding="StarMath 5.0">P&gt; abs{t}  
</annotation>
  </semantics>
</math>
</file>

<file path=Object 21/content.xml><?xml version="1.0" encoding="utf-8"?>
<math xmlns="http://www.w3.org/1998/Math/MathML" display="block">
  <semantics>
    <msub>
      <mi>α</mi>
      <mi>p</mi>
    </msub>
    <annotation encoding="StarMath 5.0">%alpha_p</annotation>
  </semantics>
</math>
</file>

<file path=Object 22/content.xml><?xml version="1.0" encoding="utf-8"?>
<math xmlns="http://www.w3.org/1998/Math/MathML" display="block">
  <semantics>
    <mrow>
      <mrow>
        <mi>y</mi>
        <mo stretchy="false">=</mo>
        <mn>0.8799</mn>
      </mrow>
      <mrow>
        <msub>
          <mi>x</mi>
          <mn>1</mn>
        </msub>
        <mo stretchy="false">+</mo>
        <mn>0.3511</mn>
      </mrow>
      <mrow>
        <msub>
          <mi>x</mi>
          <mn>2</mn>
        </msub>
        <mo stretchy="false">+</mo>
        <mn>0.112</mn>
      </mrow>
    </mrow>
    <annotation encoding="StarMath 5.0">y=0.8799x_1+0.3511x_2+0.112</annotation>
  </semantics>
</math>
</file>

<file path=Object 23/content.xml><?xml version="1.0" encoding="utf-8"?>
<math xmlns="http://www.w3.org/1998/Math/MathML" display="block">
  <semantics>
    <mi>y</mi>
    <annotation encoding="StarMath 5.0">y</annotation>
  </semantics>
</math>
</file>

<file path=Object 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/content.xml><?xml version="1.0" encoding="utf-8"?>
<math xmlns="http://www.w3.org/1998/Math/MathML" display="block">
  <semantics>
    <mn>0.112</mn>
    <annotation encoding="StarMath 5.0">0.112</annotation>
  </semantics>
</math>
</file>

<file path=Object 27/content.xml><?xml version="1.0" encoding="utf-8"?>
<math xmlns="http://www.w3.org/1998/Math/MathML" display="block">
  <semantics>
    <mrow>
      <mi>R</mi>
      <mn>²</mn>
    </mrow>
    <annotation encoding="StarMath 5.0">R²</annotation>
  </semantics>
</math>
</file>

<file path=Object 28/content.xml><?xml version="1.0" encoding="utf-8"?>
<math xmlns="http://www.w3.org/1998/Math/MathML" display="block">
  <semantics>
    <mrow>
      <mrow>
        <mi>p</mi>
        <mo stretchy="false">−</mo>
        <mi mathvariant="italic">valor</mi>
      </mrow>
      <mo stretchy="false">&lt;</mo>
      <mn>0.001</mn>
    </mrow>
    <annotation encoding="StarMath 5.0">p-valor &lt;0.001 </annotation>
  </semantics>
</math>
</file>

<file path=Object 3/content.xml><?xml version="1.0" encoding="utf-8"?>
<math xmlns="http://www.w3.org/1998/Math/MathML" display="block">
  <semantics>
    <msub>
      <mi>x</mi>
      <mn>1</mn>
    </msub>
    <annotation encoding="StarMath 5.0">x_1

</annotation>
  </semantics>
</math>
</file>

<file path=Object 4/content.xml><?xml version="1.0" encoding="utf-8"?>
<math xmlns="http://www.w3.org/1998/Math/MathML" display="block">
  <semantics>
    <mi>α</mi>
    <annotation encoding="StarMath 5.0">%alpha</annotation>
  </semantics>
</math>
</file>

<file path=Object 5/content.xml><?xml version="1.0" encoding="utf-8"?>
<math xmlns="http://www.w3.org/1998/Math/MathML" display="block">
  <semantics>
    <mi>β</mi>
    <annotation encoding="StarMath 5.0">%beta
</annotation>
  </semantics>
</math>
</file>

<file path=Object 6/content.xml><?xml version="1.0" encoding="utf-8"?>
<math xmlns="http://www.w3.org/1998/Math/MathML" display="block">
  <semantics>
    <mi>y</mi>
    <annotation encoding="StarMath 5.0">y
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

</annotation>
  </semantics>
</math>
</file>

<file path=Object 8/content.xml><?xml version="1.0" encoding="utf-8"?>
<math xmlns="http://www.w3.org/1998/Math/MathML" display="block">
  <semantics>
    <mi>ϵ</mi>
    <annotation encoding="StarMath 5.0">%epsilon</annotation>
  </semantics>
</math>
</file>

<file path=Object 9/content.xml><?xml version="1.0" encoding="utf-8"?>
<math xmlns="http://www.w3.org/1998/Math/MathML" display="block">
  <semantics>
    <mi>y</mi>
    <annotation encoding="StarMath 5.0">y
</annotation>
  </semantics>
</math>
</file>